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A900006D630000520B5FB60E1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3.56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45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603cm" svg:height="21cm" svg:x="7.668cm" svg:y="0cm">
          <text:p/>
        </draw:rect>
        <draw:custom-shape draw:style-name="gr2" draw:text-style-name="P1" draw:layer="layout" svg:width="4.789cm" svg:height="4.331cm" svg:x="11.527cm" svg:y="6.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3" draw:layer="layout" svg:width="7.826cm" svg:height="3.811cm" svg:x="9.826cm" svg:y="13.098cm">
          <draw:text-box>
            <text:p>Me in a nutshell lahblaha blahblahalbhalhblahkdlhfaklfa;gheafalkjfdaj;fdj;fkdk;f</text:p>
            <text:p>Blkadjfklajsd'vdsafkjds;lkajkgsd;dkfdlasfkdljs</text:p>
          </draw:text-box>
        </draw:frame>
        <draw:g>
          <draw:rect draw:style-name="gr4" draw:text-style-name="P1" draw:layer="layout" svg:width="2.334cm" svg:height="2.262cm" svg:x="17.586cm" svg:y="1.926cm">
            <text:p/>
          </draw:rect>
          <draw:line draw:style-name="gr5" draw:text-style-name="P1" draw:layer="layout" svg:x1="17.9cm" svg:y1="2.519cm" svg:x2="19.691cm" svg:y2="2.519cm">
            <text:p/>
          </draw:line>
          <draw:line draw:style-name="gr5" draw:text-style-name="P1" draw:layer="layout" svg:x1="17.901cm" svg:y1="3.119cm" svg:x2="19.692cm" svg:y2="3.119cm">
            <text:p/>
          </draw:line>
          <draw:line draw:style-name="gr5" draw:text-style-name="P1" draw:layer="layout" svg:x1="17.802cm" svg:y1="3.719cm" svg:x2="19.593cm" svg:y2="3.719cm">
            <text:p/>
          </draw:line>
        </draw:g>
        <draw:frame draw:style-name="gr6" draw:text-style-name="P2" draw:layer="layout" svg:width="7.064cm" svg:height="2.395cm" svg:x="9.47cm" svg:y="1.983cm">
          <draw:text-box>
            <text:p><text:span text:style-name="T1">Welcome!</text:span></text:p>
          </draw:text-box>
        </draw:frame>
      </draw:page>
      <draw:page draw:name="page2" draw:style-name="dp1" draw:master-page-name="Default">
        <draw:frame draw:style-name="gr7" draw:text-style-name="P1" draw:layer="layout" svg:width="28.002cm" svg:height="21.002cm" svg:x="-0.001cm" svg:y="-0.001cm">
          <draw:image xlink:href="Pictures/200000A900006D630000520B5FB60E1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cha Saunders</meta:initial-creator>
    <meta:creation-date>2016-10-13T12:19:57.92</meta:creation-date>
    <dc:date>2016-10-13T14:04:42.58</dc:date>
    <dc:creator>Mischa Saunders</dc:creator>
    <meta:editing-duration>PT50M58S</meta:editing-duration>
    <meta:editing-cycles>2</meta:editing-cycles>
    <meta:generator>OpenOffice/4.1.1$Win32 OpenOffice.org_project/411m6$Build-9775</meta:generator>
    <meta:document-statistic meta:object-count="10"/>
  </office:meta>
</office:document-meta>
</file>